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Roman Uralic" svg:font-family="'Roman Ur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ans Condensed Uralic" svg:font-family="'Sans Condensed Uralic'"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font-name="Sans Uralic" fo:font-size="12pt" officeooo:rsid="00053cc0" style:font-size-asian="12pt" style:font-size-complex="12pt"/>
    </style:style>
    <style:style style:name="P2" style:family="paragraph" style:parent-style-name="Text_20_body">
      <style:text-properties style:font-name="Sans Uralic" fo:font-size="12pt" officeooo:rsid="00053cc0" officeooo:paragraph-rsid="00061635" style:font-size-asian="12pt" style:font-size-complex="12pt"/>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Preformatted_20_Text">
      <style:text-properties officeooo:rsid="00053cc0"/>
    </style:style>
    <style:style style:name="P5" style:family="paragraph" style:parent-style-name="Preformatted_20_Text">
      <style:text-properties officeooo:rsid="00053cc0" officeooo:paragraph-rsid="00053cc0"/>
    </style:style>
    <style:style style:name="P6" style:family="paragraph" style:parent-style-name="Preformatted_20_Text">
      <style:text-properties fo:color="#000000" style:font-name="Sans Uralic" fo:font-size="12pt" officeooo:rsid="00053cc0" style:font-size-asian="12pt" style:font-size-complex="12pt"/>
    </style:style>
    <style:style style:name="P7" style:family="paragraph" style:parent-style-name="Preformatted_20_Text">
      <style:text-properties style:font-name="Sans Uralic" fo:font-size="12pt" officeooo:rsid="00053cc0" style:font-size-asian="12pt" style:font-size-complex="12pt"/>
    </style:style>
    <style:style style:name="P8" style:family="paragraph" style:parent-style-name="Preformatted_20_Text">
      <style:paragraph-properties fo:margin-left="0in" fo:margin-right="0in" fo:margin-top="0in" fo:margin-bottom="0in" loext:contextual-spacing="false" fo:text-indent="0in" style:auto-text-indent="false"/>
      <style:text-properties style:font-name="Sans Uralic"/>
    </style:style>
    <style:style style:name="P9" style:family="paragraph" style:parent-style-name="Preformatted_20_Text">
      <style:paragraph-properties fo:margin-left="0in" fo:margin-right="0in" fo:margin-top="0in" fo:margin-bottom="0in" loext:contextual-spacing="false" fo:text-indent="0in" style:auto-text-indent="false"/>
      <style:text-properties style:font-name="Sans Uralic" fo:font-size="12pt" style:font-size-asian="12pt" style:font-size-complex="12pt"/>
    </style:style>
    <style:style style:name="P10" style:family="paragraph" style:parent-style-name="Subtitle">
      <style:text-properties officeooo:rsid="00053cc0" officeooo:paragraph-rsid="00053cc0"/>
    </style:style>
    <style:style style:name="P11" style:family="paragraph" style:parent-style-name="Heading_20_2">
      <style:text-properties style:font-name="Sans Uralic"/>
    </style:style>
    <style:style style:name="P12" style:family="paragraph" style:parent-style-name="Heading_20_1">
      <style:text-properties style:font-name="Sans Uralic"/>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color="#800000"/>
    </style:style>
    <style:style style:name="T2" style:family="text">
      <style:text-properties fo:color="#000000"/>
    </style:style>
    <style:style style:name="T3" style:family="text">
      <style:text-properties fo:color="#000000" officeooo:rsid="00053cc0"/>
    </style:style>
    <style:style style:name="T4" style:family="text">
      <style:text-properties officeooo:rsid="00061635"/>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369_688265516"/>The Flu and Why It’s Important<text:bookmark-end text:name="__RefHeading___Toc369_688265516"/></text:p>
      <text:p text:style-name="P10">Jason Azayev</text:p>
      <text:p text:style-name="P5"/>
      <text:table-of-content text:style-name="Sect1" text:protected="true" text:name="Table of Contents1">
        <text:table-of-content-source text:outline-level="10">
          <text:index-title-template text:style-name="Contents_20_Heading">Sec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ections</text:p>
          </text:index-title>
          <text:p text:style-name="P13"><text:a xlink:type="simple" xlink:href="#__RefHeading___Toc153_688265516" text:style-name="Index_20_Link" text:visited-style-name="Index_20_Link">What is the flu?<text:tab/>2</text:a></text:p>
          <text:p text:style-name="P3"><text:a xlink:type="simple" xlink:href="#__RefHeading___Toc156_688265516" text:style-name="Index_20_Link" text:visited-style-name="Index_20_Link">Combating Influenza<text:tab/>2</text:a></text:p>
          <text:p text:style-name="P13"><text:a xlink:type="simple" xlink:href="#__RefHeading___Toc158_688265516" text:style-name="Index_20_Link" text:visited-style-name="Index_20_Link">Bibliography<text:tab/>3</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2" text:outline-level="1"><text:bookmark-start text:name="__RefHeading___Toc153_688265516"/><text:soft-page-break/>What is the flu?<text:bookmark-end text:name="__RefHeading___Toc153_688265516"/></text:h>
      <text:p text:style-name="P7"><text:span text:style-name="T2"><text:tab/>Influenza (the flu) is a complicated and very infectious illness, which infects a human's respiratory track. It is more severe then other respiratory illnesses, such as the common cold. The flu can also lead to other more serious respiratory tract infections, such as pneumonia. Although the flu comes mostly in seasons, people still get diagnosed in between. These separate seasons last for different periods of time, and carry a different severity and lethality of the flu. </text:span></text:p>
      <text:p text:style-name="P9"><text:span text:style-name="T2"><text:tab/></text:span><text:span text:style-name="T3">Combating</text:span><text:span text:style-name="T2"> the flu has been a struggle for many experts and regular people alike. It spreads very quickly when an infected person sneezes or coughs. Because influenza is a viral infection, it is harder to fight after a person becomes infected. Unlike a bacterial infection, antibiotics can not target the virus. </text:span></text:p>
      <text:p text:style-name="P9"><text:span text:style-name="T2">There are four types of influenza: A, B, C, and D. Types A and B are the more serious infections as they show symptoms, thus having the ability to lead to a </text:span><text:span text:style-name="T3">pandemic.</text:span><text:span text:style-name="T2"> Type C does not cause as many symptoms, thus it is not considered able to lead to an epidemic. Type D viruses are not known to affect humans, residing mostly in cattle. </text:span></text:p>
      <text:p text:style-name="P9"><text:span text:style-name="T2"><text:tab/>Type A can be even further broken down into different strains, the two most common </text:span><text:span text:style-name="T3">sub-types</text:span><text:span text:style-name="T2"> being H1N1 and H3N2. Since Type A is the virus that poses the most serious threat, we will focus more on this type; however, when presented data, read the footnote for which types were considered.</text:span></text:p>
      <text:h text:style-name="P11" text:outline-level="2"><text:bookmark-start text:name="__RefHeading___Toc156_688265516"/>Combating Influenza<text:bookmark-end text:name="__RefHeading___Toc156_688265516"/></text:h>
      <text:p text:style-name="P6"><text:tab/>There are a few ways to combat influenza. The most effective way is <text:s/>prevention, which can be accomplished by promoting social awareness and vaccinations. Once influenza is contracted, it is mostly up to the infected person’s immune system to fight it off. Oral medication can be prescribed (Oseltamivir or Zanamivir), but this medication usually acts as a way to slow down the flu. For example, Oseltamivir (Tamiflu) binds to the surface of the virus particle, keeping it from escaping the cell it has infected. This gives your immune system a better chance of fighting the flu. <text:tab/></text:p>
      <text:p text:style-name="P1"><text:tab/><text:span text:style-name="T4">Because the best method of controlling the flu is preventative, it is important for the government to enforce policies focusing on awareness and vaccinations.</text:span></text:p>
      <text:p text:style-name="P1"/>
      <text:p text:style-name="P1"/>
      <text:p text:style-name="P2"/>
      <text:p text:style-name="P1"/>
      <text:p text:style-name="P1"/>
      <text:p text:style-name="P1"/>
      <text:h text:style-name="P12" text:outline-level="1"><text:bookmark-start text:name="__RefHeading___Toc158_688265516"/>Bibliography<text:bookmark-end text:name="__RefHeading___Toc158_688265516"/></text:h>
      <text:p text:style-name="P8"><text:span text:style-name="T2"><text:s/></text:span><text:span text:style-name="T1">\item</text:span><text:span text:style-name="T2"> https://www.cdc.gov/flu/about/keyfacts.htm</text:span></text:p>
      <text:p text:style-name="P8"><text:span text:style-name="T2"><text:s/></text:span><text:span text:style-name="T1">\item</text:span><text:span text:style-name="T2"> https://academic.oup.com/cid/article/66/10/1511/4682599</text:span></text:p>
      <text:p text:style-name="P8"><text:span text:style-name="T2"><text:s/></text:span><text:span text:style-name="T1">\item</text:span><text:span text:style-name="T2"> https://www.verywellhealth.com/history-of-the-flu-vaccine-4154642</text:span></text:p>
      <text:p text:style-name="P8"><text:span text:style-name="T2"><text:s/></text:span><text:span text:style-name="T1">\item</text:span><text:span text:style-name="T2"> https://www.webmd.com/cold-and-flu/information-influenza</text:span><text:span text:style-name="T1">\#1</text:span></text:p>
      <text:p text:style-name="P8"><text:soft-page-break/><text:span text:style-name="T2"><text:s/></text:span><text:span text:style-name="T1">\item</text:span><text:span text:style-name="T2"> https://www.cdc.gov/flu/protect/preventing.htm</text:span></text:p>
      <text:p text:style-name="P8"><text:span text:style-name="T2"><text:s/></text:span><text:span text:style-name="T1">\item</text:span><text:span text:style-name="T2"> https://www.cdc.gov/flu/about/burden/how-cdc-estimates.htm</text:span><text:span text:style-name="T1">\#How-CDC-estimates</text:span></text:p>
      <text:p text:style-name="P8"><text:span text:style-name="T2"><text:s/></text:span><text:span text:style-name="T1">\item</text:span><text:span text:style-name="T2"> https://wwwdev.cdc.gov/flu/about/burden/how-cdc-estimates.htm</text:span></text:p>
      <text:p text:style-name="P8"><text:span text:style-name="T2"><text:s/></text:span><text:span text:style-name="T1">\item</text:span><text:span text:style-name="T2"> http://www.archives.nyc/blog/2018/3/1/the-flu-epidemic-of-1918</text:span></text:p>
      <text:p text:style-name="P8"><text:span text:style-name="T2"><text:s/></text:span><text:span text:style-name="T1">\item</text:span><text:span text:style-name="T2"> https://www.plushcare.com/blog/how-does-tamiflu-wor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Roman Uralic" svg:font-family="'Roman Ur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ans Condensed Uralic" svg:font-family="'Sans Condensed Uralic'" style:font-family-generic="swiss" style:font-pitch="variable"/>
    <style:font-face style:name="Sans Uralic" svg:font-family="'Sans Uralic'"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00:39:01.156192316</meta:creation-date>
    <dc:date>2019-04-27T00:57:37.831687870</dc:date>
    <meta:editing-duration>PT18M40S</meta:editing-duration>
    <meta:editing-cycles>2</meta:editing-cycles>
    <meta:generator>LibreOffice/6.0.7.3$Linux_X86_64 LibreOffice_project/00m0$Build-3</meta:generator>
    <meta:document-statistic meta:table-count="0" meta:image-count="0" meta:object-count="0" meta:page-count="3" meta:paragraph-count="24" meta:word-count="407" meta:character-count="2889" meta:non-whitespace-character-count="2486"/>
  </office:meta>
</office:document-meta>
</file>